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our ma première structure de données, j’utilise un tableau pour pouvoir avoir un indice i qui me permet d’obtenir un mot aléatoirement dans ce tablea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 Gosselin</meta:initial-creator>
    <dc:creator>Tom Gosselin</dc:creator>
    <meta:creation-date>2022-11-21T14:16:00Z</meta:creation-date>
    <dc:date>2022-11-21T22:22:00Z</dc:date>
    <meta:template xlink:href="Normal" xlink:type="simple"/>
    <meta:editing-cycles>7</meta:editing-cycles>
    <meta:editing-duration>PT29160S</meta:editing-duration>
    <meta:document-statistic meta:page-count="1" meta:paragraph-count="1" meta:word-count="23" meta:character-count="152" meta:row-count="1" meta:non-whitespace-character-count="130"/>
  </office:meta>
</office:document-meta>
</file>